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intsPredicatesTests.resourceBundleDoesNotMatchBund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PatternDoesNotMatchTypeAnd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BundleMatchesBund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assertPredicateDoesNotMatch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intsPredicatesTests.resourcePatternDoesNotMatch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assertPredicateMatches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intsPredicatesTests.resourcePatternMatches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PatternMatchesTypeAnd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PatternMatchesTypeInDefaultPackageAnd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PatternMatchesTypeInDefaultPackageAndAbsolute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intsPredicatesTests.resourcePatternMatchesTypeAndAbsolute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